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46cm" fo:margin-left="0.012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1.667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1.72cm"/>
    </style:style>
    <style:style style:name="Tabela2.G" style:family="table-column">
      <style:table-column-properties style:column-width="1.852cm"/>
    </style:style>
    <style:style style:name="Tabela2.H" style:family="table-column">
      <style:table-column-properties style:column-width="1.958cm"/>
    </style:style>
    <style:style style:name="Tabela2.I" style:family="table-column">
      <style:table-column-properties style:column-width="1.89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Standard">
      <style:text-properties fo:color="#333333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fo:font-size="10pt" style:font-size-asian="10pt"/>
    </style:style>
    <style:style style:name="P13" style:family="paragraph" style:parent-style-name="Standard">
      <style:text-properties fo:color="#000000" fo:font-size="6pt" style:font-size-asian="6pt" style:font-size-complex="6pt"/>
    </style:style>
    <style:style style:name="P14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7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000080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24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6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8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30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cm" fo:margin-right="0cm" fo:text-indent="1.27cm" style:auto-text-indent="false"/>
    </style:style>
    <style:style style:name="P34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6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7" style:family="paragraph" style:parent-style-name="Standard">
      <style:paragraph-properties fo:margin-left="0cm" fo:margin-right="0cm" fo:text-indent="0.76cm" style:auto-text-indent="false"/>
    </style:style>
    <style:style style:name="P38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9" style:family="paragraph" style:parent-style-name="Table_20_header">
      <style:paragraph-properties style:snap-to-layout-grid="false"/>
    </style:style>
    <style:style style:name="P40" style:family="paragraph" style:parent-style-name="Filling_20_instruction_20__28_table_20_cell_29_">
      <style:paragraph-properties style:snap-to-layout-grid="false"/>
      <style:text-properties fo:color="#000000"/>
    </style:style>
    <style:style style:name="P41" style:family="paragraph" style:parent-style-name="Text_20_body">
      <style:text-properties fo:color="#000000" fo:font-size="10pt" style:font-size-asian="10pt"/>
    </style:style>
    <style:style style:name="P42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3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4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45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47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48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4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5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2278da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6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7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8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59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60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61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62" style:family="paragraph" style:parent-style-name="Heading_20_1" style:list-style-name="" style:master-page-name="MP3">
      <style:paragraph-properties style:page-number="auto" fo:break-before="page"/>
    </style:style>
    <style:style style:name="P63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64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65" style:family="paragraph" style:parent-style-name="conteudo" style:master-page-name="MP2">
      <style:paragraph-properties style:page-number="auto" fo:break-before="page"/>
    </style:style>
    <style:style style:name="P66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67" style:family="paragraph" style:parent-style-name="Table_20_Contents">
      <style:paragraph-properties fo:text-align="center" style:justify-single-word="false"/>
      <style:text-properties fo:font-style="italic" officeooo:rsid="002eb86d" officeooo:paragraph-rsid="001bb06e" style:font-style-asian="italic" style:font-style-complex="italic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size-asian="11pt" style:font-size-complex="11pt" style:font-weight-complex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officeooo:rsid="000b5043" style:font-style-asian="italic"/>
    </style:style>
    <style:style style:name="T10" style:family="text">
      <style:text-properties fo:color="#000000" fo:font-style="italic" officeooo:rsid="00105c45" style:font-style-asian="italic"/>
    </style:style>
    <style:style style:name="T11" style:family="text">
      <style:text-properties fo:color="#000000" style:font-style-complex="italic"/>
    </style:style>
    <style:style style:name="T12" style:family="text">
      <style:text-properties fo:color="#000000" officeooo:rsid="001b38fe" style:font-style-complex="italic"/>
    </style:style>
    <style:style style:name="T13" style:family="text">
      <style:text-properties fo:color="#000000" officeooo:rsid="001fe047" style:font-style-complex="italic"/>
    </style:style>
    <style:style style:name="T14" style:family="text">
      <style:text-properties fo:color="#000000" officeooo:rsid="00201309" style:font-style-complex="italic"/>
    </style:style>
    <style:style style:name="T15" style:family="text">
      <style:text-properties fo:color="#000000" officeooo:rsid="000c2876"/>
    </style:style>
    <style:style style:name="T16" style:family="text">
      <style:text-properties fo:color="#000000" officeooo:rsid="000dfd08"/>
    </style:style>
    <style:style style:name="T17" style:family="text">
      <style:text-properties fo:color="#000000" officeooo:rsid="0012d4e2"/>
    </style:style>
    <style:style style:name="T18" style:family="text">
      <style:text-properties fo:color="#000000" fo:font-size="9pt" style:font-size-asian="9pt" style:font-size-complex="9pt" style:font-style-complex="italic"/>
    </style:style>
    <style:style style:name="T19" style:family="text">
      <style:text-properties fo:color="#000000" officeooo:rsid="001b38fe"/>
    </style:style>
    <style:style style:name="T20" style:family="text">
      <style:text-properties fo:color="#000000" officeooo:rsid="00201309"/>
    </style:style>
    <style:style style:name="T21" style:family="text">
      <style:text-properties fo:color="#333333" fo:font-size="20pt" fo:font-weight="bold" style:font-size-asian="20pt" style:font-weight-asian="bold" style:font-size-complex="20pt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officeooo:rsid="001a4be7" style:font-style-asian="italic" style:font-style-complex="italic"/>
    </style:style>
    <style:style style:name="T27" style:family="text">
      <style:text-properties fo:font-style="italic" officeooo:rsid="0018c987" style:font-style-asian="italic" style:font-style-complex="italic"/>
    </style:style>
    <style:style style:name="T28" style:family="text">
      <style:text-properties fo:color="#0000ff"/>
    </style:style>
    <style:style style:name="T29" style:family="text">
      <style:text-properties fo:color="#ff0000"/>
    </style:style>
    <style:style style:name="T30" style:family="text">
      <style:text-properties style:language-asian="pt" style:country-asian="BR"/>
    </style:style>
    <style:style style:name="T31" style:family="text">
      <style:text-properties officeooo:rsid="000b5043"/>
    </style:style>
    <style:style style:name="T32" style:family="text">
      <style:text-properties officeooo:rsid="000c2876"/>
    </style:style>
    <style:style style:name="T33" style:family="text">
      <style:text-properties officeooo:rsid="000dfd08"/>
    </style:style>
    <style:style style:name="T34" style:family="text">
      <style:text-properties officeooo:rsid="000eaacd"/>
    </style:style>
    <style:style style:name="T35" style:family="text">
      <style:text-properties officeooo:rsid="00105c45"/>
    </style:style>
    <style:style style:name="T36" style:family="text">
      <style:text-properties officeooo:rsid="00105ebf"/>
    </style:style>
    <style:style style:name="T37" style:family="text">
      <style:text-properties officeooo:rsid="00186ba3"/>
    </style:style>
    <style:style style:name="T38" style:family="text">
      <style:text-properties officeooo:rsid="0018c987"/>
    </style:style>
    <style:style style:name="T39" style:family="text">
      <style:text-properties officeooo:rsid="001b38fe"/>
    </style:style>
    <style:style style:name="T40" style:family="text">
      <style:text-properties officeooo:rsid="001bb06e"/>
    </style:style>
    <style:style style:name="T41" style:family="text">
      <style:text-properties officeooo:rsid="001d9d36"/>
    </style:style>
    <style:style style:name="T42" style:family="text">
      <style:text-properties officeooo:rsid="001e08ef"/>
    </style:style>
    <style:style style:name="T43" style:family="text">
      <style:text-properties officeooo:rsid="002278da"/>
    </style:style>
    <style:style style:name="T44" style:family="text">
      <style:text-properties officeooo:rsid="00240cb2"/>
    </style:style>
    <style:style style:name="T45" style:family="text">
      <style:text-properties officeooo:rsid="0025dc0f"/>
    </style:style>
    <style:style style:name="T46" style:family="text">
      <style:text-properties style:use-window-font-color="true" style:text-underline-style="none" style:font-style-complex="italic"/>
    </style:style>
    <style:style style:name="T47" style:family="text">
      <style:text-properties style:use-window-font-color="true" style:text-underline-style="none" officeooo:rsid="0026de52" style:font-style-complex="italic"/>
    </style:style>
    <style:style style:name="T48" style:family="text">
      <style:text-properties style:use-window-font-color="true" style:text-underline-style="none" officeooo:rsid="001b38fe" style:font-style-complex="italic"/>
    </style:style>
    <style:style style:name="T49" style:family="text">
      <style:text-properties officeooo:rsid="002a0f62"/>
    </style:style>
    <style:style style:name="T50" style:family="text">
      <style:text-properties officeooo:rsid="002a2cd1"/>
    </style:style>
    <style:style style:name="T51" style:family="text">
      <style:text-properties officeooo:rsid="002b0f35"/>
    </style:style>
    <style:style style:name="T52" style:family="text">
      <style:text-properties officeooo:rsid="002b75d2"/>
    </style:style>
    <style:style style:name="T53" style:family="text">
      <style:text-properties officeooo:rsid="002b7798"/>
    </style:style>
    <style:style style:name="T54" style:family="text">
      <style:text-properties officeooo:rsid="002cb3c5"/>
    </style:style>
    <style:style style:name="T55" style:family="text">
      <style:text-properties officeooo:rsid="002cc858"/>
    </style:style>
    <style:style style:name="T56" style:family="text">
      <style:text-properties officeooo:rsid="002cdd5c"/>
    </style:style>
    <style:style style:name="T57" style:family="text">
      <style:text-properties officeooo:rsid="002eb86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Documento de Especificação de Projeto</text:p>
      <text:p text:style-name="Standard"/>
      <text:p text:style-name="Standard"/>
      <text:p text:style-name="Standard"/>
      <text:p text:style-name="Standard"/>
      <text:p text:style-name="P2">Projeto de Softwar<text:span text:style-name="T31">e</text:span></text:p>
      <text:p text:style-name="P3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6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5"/>
      <text:p text:style-name="P6"><text:span text:style-name="Fonte_20_parág._20_padrão"><text:span text:style-name="T21">Gerenciador de Bibliotecas</text:span></text:span></text:p>
      <text:p text:style-name="P4">Equipe: <text:span text:style-name="T57">Adílson</text:span> Simiao de Souza.</text:p>
      <text:p text:style-name="Standard"><text:s text:c="56"/><text:span text:style-name="T23"><text:s text:c="3"/>Fábio Alexandre da Silva.</text:span></text:p>
      <text:p text:style-name="P61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8">Nome da alteração</text:p>
          </table:table-cell>
          <table:table-cell table:style-name="Tabela1.A1" office:value-type="string">
            <text:p text:style-name="P8">Responsável</text:p>
          </table:table-cell>
          <table:table-cell table:style-name="Tabela1.C1" office:value-type="string">
            <text:p text:style-name="P8">Data</text:p>
          </table:table-cell>
        </table:table-row>
        <table:table-row>
          <table:table-cell table:style-name="Tabela1.A1" office:value-type="string">
            <text:p text:style-name="P23">Requisitos</text:p>
          </table:table-cell>
          <table:table-cell table:style-name="Tabela1.A1" office:value-type="string">
            <text:p text:style-name="P21"><text:s text:c="2"/><text:span text:style-name="T35">Adílson</text:span></text:p>
          </table:table-cell>
          <table:table-cell table:style-name="Tabela1.C1" office:value-type="string">
            <text:p text:style-name="P21">1<text:span text:style-name="T40">5</text:span>/<text:span text:style-name="T40">06</text:span>/13</text:p>
          </table:table-cell>
        </table:table-row>
        <table:table-row>
          <table:table-cell table:style-name="Tabela1.A1" office:value-type="string">
            <text:p text:style-name="P21">Requisitos</text:p>
          </table:table-cell>
          <table:table-cell table:style-name="Tabela1.A1" office:value-type="string">
            <text:p text:style-name="P20"><text:s text:c="18"/><text:span text:style-name="T35">Fábio</text:span> </text:p>
          </table:table-cell>
          <table:table-cell table:style-name="Tabela1.C1" office:value-type="string">
            <text:p text:style-name="P23">17/06/13</text:p>
          </table:table-cell>
        </table:table-row>
        <table:table-row>
          <table:table-cell table:style-name="Tabela1.A4" office:value-type="string">
            <text:p text:style-name="P23">Requisitos</text:p>
          </table:table-cell>
          <table:table-cell table:style-name="Tabela1.A4" office:value-type="string">
            <text:p text:style-name="P67">Adílson</text:p>
          </table:table-cell>
          <table:table-cell table:style-name="Tabela1.C4" office:value-type="string">
            <text:p text:style-name="P23">19/06/13</text:p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0"><text:s text:c="17"/></text:p>
          </table:table-cell>
          <table:table-cell table:style-name="Tabela1.C4" office:value-type="string">
            <text:p text:style-name="P21"/>
          </table:table-cell>
        </table:table-row>
      </table:table>
      <text:p text:style-name="P7"/>
      <text:p text:style-name="P19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4"><text:span text:style-name="Fonte_20_parág._20_padrão"><text:span text:style-name="T22">Orientação para uso do </text:span></text:span><text:span text:style-name="Fonte_20_parág._20_padrão"><text:span text:style-name="T24">template</text:span></text:span><text:span text:style-name="Fonte_20_parág._20_padrão"><text:span text:style-name="T22">:</text:span></text:span></text:p>
      <text:p text:style-name="P28">Instruções de preenchimento estão espalhadas pelas várias seções deste <text:span text:style-name="Fonte_20_parág._20_padrão"><text:span text:style-name="T25">template</text:span></text:span>, em cor <text:span text:style-name="Fonte_20_parág._20_padrão"><text:span text:style-name="T28">azul</text:span></text:span> e envoltas por <text:span text:style-name="Fonte_20_parág._20_padrão"><text:span text:style-name="T25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9">vermelha</text:span></text:span> é utilizado como comentário e deverá ser apagada do documento.</text:p>
      <text:p text:style-name="P28">Ao fim da elaboração do documento, atualize seu índice clicando com o botão direito do mouse no mesmo e depois em <text:span text:style-name="Fonte_20_parág._20_padrão"><text:span text:style-name="T22">Atualizar Campo </text:span></text:span>(<text:span text:style-name="Fonte_20_parág._20_padrão"><text:span text:style-name="T22">Update Field</text:span></text:span>).</text:p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Este documento foi estendido da proposta de documentação de especificação funcional elaborada pelo Centro de Inovação de Recife / Qualiti Software Processes / Centro de Estudos e Sistemas Avançados do Recife (C.E.S.A.R) de 2007.</text:p>
      <text:p text:style-name="P65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30"><text:a xlink:type="simple" xlink:href="#__RefHeading__9_117254275" office:target-frame-name="_top" xlink:show="replace">1. <text:s/>Introdução<text:tab/>5</text:a></text:p>
          <text:p text:style-name="P31"><text:a xlink:type="simple" xlink:href="#__RefHeading__11_117254275" office:target-frame-name="_top" xlink:show="replace">1.1 <text:s/>Descrição do sistema<text:tab/>5</text:a></text:p>
          <text:p text:style-name="P31"><text:a xlink:type="simple" xlink:href="#__RefHeading__13_117254275" office:target-frame-name="_top" xlink:show="replace">1.2 <text:s/>Objetivo do sistema<text:tab/>5</text:a></text:p>
          <text:p text:style-name="P31"><text:a xlink:type="simple" xlink:href="#__RefHeading__15_117254275" office:target-frame-name="_top" xlink:show="replace">1.3 <text:s/>Sistemas Similares<text:tab/>5</text:a></text:p>
          <text:p text:style-name="P31"><text:a xlink:type="simple" xlink:href="#__RefHeading__17_117254275" office:target-frame-name="_top" xlink:show="replace">1.4 <text:s/>Convenções, termos e abreviações<text:tab/>5</text:a></text:p>
          <text:p text:style-name="P32"><text:a xlink:type="simple" xlink:href="#__RefHeading__19_117254275" office:target-frame-name="_top" xlink:show="replace">1.4.1 Identificação dos casos de uso <text:tab/>5</text:a></text:p>
          <text:p text:style-name="P30"><text:a xlink:type="simple" xlink:href="#__RefHeading__23_117254275" office:target-frame-name="_top" xlink:show="replace">2. <text:s/>Lista de Requisitos <text:tab/>6</text:a></text:p>
          <text:p text:style-name="P31"><text:a xlink:type="simple" xlink:href="#__RefHeading__937_1047580196" office:target-frame-name="_top" xlink:show="replace">2.1 <text:s/>Matriz de Rastreabilidade<text:tab/>6</text:a></text:p>
          <text:p text:style-name="P30"><text:a xlink:type="simple" xlink:href="#__RefHeading__939_1047580196" office:target-frame-name="_top" xlink:show="replace">3. <text:s/>Atores<text:tab/>7</text:a></text:p>
          <text:p text:style-name="P30"><text:a xlink:type="simple" xlink:href="#__RefHeading__25_117254275" office:target-frame-name="_top" xlink:show="replace">4. <text:s/>Casos de Uso<text:tab/>7</text:a></text:p>
          <text:p text:style-name="P32"><text:a xlink:type="simple" xlink:href="#__RefHeading__27_117254275" office:target-frame-name="_top" xlink:show="replace"><text:s/>Diagrama de Caso de Uso <text:s/>- <text:s/>GerenciadoOS<text:tab/>7</text:a></text:p>
          <text:p text:style-name="P32"><text:a xlink:type="simple" xlink:href="#__RefHeading__29_117254275" office:target-frame-name="_top" xlink:show="replace"><text:s/>[UC01]Manter usuário<text:tab/>8</text:a></text:p>
          <text:p text:style-name="P32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5">funcionário</text:span></text:a><text:a xlink:type="simple" xlink:href="#__RefHeading__1528_844320639" office:target-frame-name="_top" xlink:show="replace"><text:tab/>10</text:a></text:p>
          <text:p text:style-name="P32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2">autor</text:span></text:a><text:a xlink:type="simple" xlink:href="#__RefHeading__1530_844320639" office:target-frame-name="_top" xlink:show="replace"><text:tab/>11</text:a></text:p>
          <text:p text:style-name="P32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2">editora</text:span></text:a><text:a xlink:type="simple" xlink:href="#__RefHeading__1532_844320639" office:target-frame-name="_top" xlink:show="replace"><text:tab/>13</text:a></text:p>
          <text:p text:style-name="P32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4">livro</text:span></text:a><text:a xlink:type="simple" xlink:href="#__RefHeading__1534_844320639" office:target-frame-name="_top" xlink:show="replace">s<text:tab/>14</text:a></text:p>
          <text:p text:style-name="P32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40">empréstimos</text:span></text:a><text:a xlink:type="simple" xlink:href="#__RefHeading__1534_8443206391" office:target-frame-name="_top" xlink:show="replace"><text:tab/></text:a><text:a xlink:type="simple" xlink:href="#__RefHeading__1534_8443206391" office:target-frame-name="_top" xlink:show="replace"><text:span text:style-name="T44">15</text:span></text:a></text:p>
          <text:p text:style-name="P32"><text:a xlink:type="simple" xlink:href="#__RefHeading__1534_84432063911" office:target-frame-name="_top" xlink:show="replace"><text:s/>[UC07]</text:a><text:a xlink:type="simple" xlink:href="#RFXX0011111111" office:target-frame-name="_top" xlink:show="replace"><text:span text:style-name="T41">Consultas</text:span></text:a><text:a xlink:type="simple" xlink:href="#__RefHeading__1534_84432063911" office:target-frame-name="_top" xlink:show="replace"><text:tab/>17</text:a></text:p>
          <text:p text:style-name="P32"><text:a xlink:type="simple" xlink:href="#RFXX00111111111" office:target-frame-name="_top" xlink:show="replace"><text:span text:style-name="T42"><text:s/>[UC08]Relat</text:span></text:a><text:a xlink:type="simple" xlink:href="#RFXX00111111111" office:target-frame-name="_top" xlink:show="replace"><text:span text:style-name="T45">ó</text:span></text:a><text:a xlink:type="simple" xlink:href="#RFXX00111111111" office:target-frame-name="_top" xlink:show="replace"><text:span text:style-name="T42">rios</text:span></text:a><text:a xlink:type="simple" xlink:href="#__RefHeading__1534_844320639111" office:target-frame-name="_top" xlink:show="replace"><text:tab/>19</text:a></text:p>
          <text:p text:style-name="P32"/>
        </text:index-body>
      </text:table-of-content>
      <text:h text:style-name="P62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3"><text:span text:style-name="Fonte_20_parág._20_padrão"><text:span text:style-name="T7">Este documento especifica os casos de uso e requisitos não-funcionais (RNFs) do projeto intitulado Sistema de </text:span></text:span><text:span text:style-name="Fonte_20_parág._20_padrão"><text:span text:style-name="T8">Ordem de editoras</text:span></text:span><text:span text:style-name="Fonte_20_parág._20_padrão"><text:span text:style-name="T7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9">a</text:span></text:span><text:span text:style-name="Fonte_20_parág._20_padrão"><text:span text:style-name="T7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7">O Sistema de Controle de Empréstimos de Livros de uma Biblioteca tem como objetivo </text:span><text:span text:style-name="T9">os </text:span>controles<text:span text:style-name="T9"> </text:span><text:span text:style-name="T7"><text:s/></text:span><text:span text:style-name="T9">dos empréstimos </text:span><text:span text:style-name="T7">e devoluções de livros, com o intuito de melhorar o atendimento e consequentemente </text:span><text:span text:style-name="T10">as editoras</text:span><text:span text:style-name="T7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34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33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3">Os casos de uso devem ser identificados com um identificador único. A numeração inicia com o identificador [UC01] e prossegue sendo incrementada à medida que forem surgindo novos casos de uso.</text:p>
      <text:p text:style-name="P33">A nomenclatura dos fluxos secundários dos casos de uso é dada por uma sigla e por um número. A sigla deve ser FA para fluxos alternativos e FE para fluxos de erro. O número é um <text:span text:style-name="T49">sequencial</text:span> que inicia de 01. Um exemplo de fluxo alternativo é [FA01] e um exemplo de fluxo de erro é [FE01]. O número do identificador reinicia a cada caso de uso.</text:p>
      <text:p text:style-name="P33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2">Informações</text:span></text:span> <text:span text:style-name="Fonte_20_parág._20_padrão"><text:span text:style-name="T22">Avançadas</text:span></text:span> durante seu cadastro, conforme descrito no fluxo alternativo [UC01].[FA02]”.</text:p>
      <text:p text:style-name="P33"/>
      <text:p text:style-name="P33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37"><text:span text:style-name="T31">Abaixo se encontra</text:span> a lista de requisitos do projeto.</text:p>
      <text:p text:style-name="P38"/>
      <text:p text:style-name="P11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5"><text:tab/><text:tab/>ID, Nome, CPF, Endereço, Telefone.</text:p>
      <text:p text:style-name="P15"><text:tab/>2RF: O Sistema deve permitir o <text:span text:style-name="T37">cadastrado</text:span> dos <text:span text:style-name="T36">Funcionários</text:span>:</text:p>
      <text:p text:style-name="P15"><text:tab/><text:tab/>ID, Nome, CPF, Endereço, Telefone, Carteira de Trabalho, <text:span text:style-name="T36">função.</text:span></text:p>
      <text:p text:style-name="P15"><text:tab/>3RF: O sistema deve permitir o <text:span text:style-name="T37">cadastrado</text:span> d<text:span text:style-name="T35">o </text:span><text:span text:style-name="T37">autor</text:span>:</text:p>
      <text:p text:style-name="P15"><text:tab/><text:tab/>ID, <text:span text:style-name="T35">nome</text:span>, <text:span text:style-name="T36">ISBN, CPF.</text:span></text:p>
      <text:p text:style-name="P15"><text:tab/>4RF: O sistema deve permitir o <text:span text:style-name="T37">cadastrado</text:span> de editoras.</text:p>
      <text:p text:style-name="P15"><text:tab/><text:tab/>podem ser adicionados a uma ordem de editora aberta, cada editora <text:s text:c="2"/><text:tab/><text:tab/> <text:s text:c="10"/>cadastrado possui as seguintes <text:span text:style-name="T36">características</text:span>:</text:p>
      <text:p text:style-name="P16"><text:tab/><text:tab/><text:span text:style-name="T36">ID(Código) </text:span><text:span text:style-name="T37">Nome, ISBN, Endereço, Telefone, CNPJ</text:span></text:p>
      <text:p text:style-name="P15"><text:tab/>5RF: O sistema deve permitir o <text:span text:style-name="T37">cadastrado</text:span> d<text:span text:style-name="T37">os</text:span> livros:</text:p>
      <text:p text:style-name="P15"><text:tab/><text:tab/>ID(<text:span text:style-name="T36">Código</text:span>), <text:span text:style-name="T36">Descrição</text:span>/Nome, Quantidade, <text:span text:style-name="T37">autor</text:span>.</text:p>
      <text:p text:style-name="P15"><text:tab/>6RF: O sistema deve permitir o gerenciamento d<text:span text:style-name="T37">os Empréstimos</text:span>:</text:p>
      <text:p text:style-name="P15"><text:tab/><text:tab/> Este requisito e <text:span text:style-name="T37">responsável</text:span> pelo controle dos <text:span text:style-name="T37">empréstimos</text:span> das livros para <text:s text:c="3"/><text:tab/><text:tab/> os <text:span text:style-name="T37">usuários e</text:span> <text:span text:style-name="T37">funcionários.</text:span></text:p>
      <text:p text:style-name="P15"><text:tab/><text:tab/>ID(<text:span text:style-name="T37">Código</text:span>), <text:span text:style-name="T37">Descrição</text:span>/Nome, Qtd, <text:span text:style-name="T37">funcionário</text:span>, dataEmprestimo, dataEntrega.</text:p>
      <text:p text:style-name="P15"><text:tab/></text:p>
      <text:p text:style-name="P16"><text:tab/><text:span text:style-name="T38">7</text:span>RF: O sistema deve realizar as seguintes consultas.</text:p>
      <text:p text:style-name="P15"><text:tab/><text:tab/>1- <text:span text:style-name="T38">Quantidade de usuários no mês</text:span> Nome, Telefone, CPF e Endereço. </text:p>
      <text:p text:style-name="P15"><text:tab/><text:tab/><text:span text:style-name="T38">2</text:span>- <text:span text:style-name="T38">Quantidade de empréstimos.</text:span></text:p>
      <text:p text:style-name="P17"><text:s text:c="24"/>3-Quantidade de livros não devolvidos.</text:p>
      <text:p text:style-name="P15"><text:tab/><text:span text:style-name="T38">8</text:span>RF: O sistema deve gerar os seguintes <text:span text:style-name="T38">relatórios</text:span>:</text:p>
      <text:p text:style-name="P15"><text:s text:c="12"/><text:tab/>1- Valor arrecadado no <text:span text:style-name="T38">mês</text:span></text:p>
      <text:p text:style-name="P15"><text:tab/><text:tab/>2- livros não devolvidas</text:p>
      <text:p text:style-name="P37"><text:s text:c="17"/><text:span text:style-name="T38">3- </text:span><text:span text:style-name="T26">Empréstimos realizados</text:span><text:span text:style-name="T27"> no </text:span><text:span text:style-name="T26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B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Table_20_Contents">UC/RF</text:p>
          </table:table-cell>
          <table:table-cell table:style-name="Tabela2.A1" office:value-type="string">
            <text:p text:style-name="Table_20_Contents">UC01</text:p>
          </table:table-cell>
          <table:table-cell table:style-name="Tabela2.A1" office:value-type="string">
            <text:p text:style-name="Table_20_Contents">UC02</text:p>
          </table:table-cell>
          <table:table-cell table:style-name="Tabela2.A1" office:value-type="string">
            <text:p text:style-name="Table_20_Contents">UC03</text:p>
          </table:table-cell>
          <table:table-cell table:style-name="Tabela2.A1" office:value-type="string">
            <text:p text:style-name="Table_20_Contents">UC04</text:p>
          </table:table-cell>
          <table:table-cell table:style-name="Tabela2.A1" office:value-type="string">
            <text:p text:style-name="Table_20_Contents">UC05</text:p>
          </table:table-cell>
          <table:table-cell table:style-name="Tabela2.A1" office:value-type="string">
            <text:p text:style-name="Table_20_Contents">UC06</text:p>
          </table:table-cell>
          <table:table-cell table:style-name="Tabela2.A1" office:value-type="string">
            <text:p text:style-name="Table_20_Contents">UC07</text:p>
          </table:table-cell>
          <table:table-cell table:style-name="Tabela2.I1" office:value-type="string">
            <text:p text:style-name="Table_20_Contents">UC08</text:p>
          </table:table-cell>
        </table:table-row>
        <table:table-row table:style-name="Tabela2.1">
          <table:table-cell table:style-name="Tabela2.A2" office:value-type="string">
            <text:p text:style-name="Table_20_Contents">RF01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2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3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ext:soft-page-break/>
        <table:table-row table:style-name="Tabela2.1">
          <table:table-cell table:style-name="Tabela2.A2" office:value-type="string">
            <text:p text:style-name="Table_20_Contents">RF04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5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6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7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8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</table:table>
      <text:p text:style-name="P34"/>
      <text:h text:style-name="Heading_20_1" text:outline-level="1"><text:bookmark-start text:name="__RefHeading__939_1047580196"/>Atores<text:bookmark-end text:name="__RefHeading__939_1047580196"/></text:h>
      <text:p text:style-name="P37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9">Ator</text:p>
          </table:table-cell>
          <table:table-cell table:style-name="Tabela3.B1" office:value-type="string">
            <text:p text:style-name="P39">Descrição</text:p>
          </table:table-cell>
        </table:table-row>
        <table:table-row>
          <table:table-cell table:style-name="Tabela3.A2" office:value-type="string">
            <text:p text:style-name="P40">Funcionário</text:p>
          </table:table-cell>
          <table:table-cell table:style-name="Tabela3.B2" office:value-type="string">
            <text:p text:style-name="P40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6"/>
      <text:p text:style-name="P36">“O Diagrama de Casos de Uso tem o objetivo de auxiliar a comunicação entre os analistas e o usuário.</text:p>
      <text:p text:style-name="P41">Um diagrama de Caso de Uso descreve um cenário que mostra as funcionalidades do sistema do ponto de vista do usuário. </text:p>
      <text:p text:style-name="P41">O usuário deve ver no diagrama de Casos de Uso as principais funcionalidades de seu sistema”</text:p>
      <text:p text:style-name="P12"/>
      <text:p text:style-name="P13">Fonte: <text:s/>http://www.dsc.ufcg.edu.br/~sampaio/cursos/2007.1/Graduacao/SI-II/Uml/diagramas/usecases/usecases.htm</text:p>
      <text:p text:style-name="P35"/>
      <text:p text:style-name="P63"><text:bookmark-start text:name="__RefHeading__27_117254275"/>Diagrama de Caso de Uso <text:s/>- <text:s/>GerenciadoOS<text:bookmark-end text:name="__RefHeading__27_117254275"/></text:p>
      <text:p text:style-name="P37">Essa seção apresenta todos os requisitos funcionais da aplicação, especificados como casos de uso.</text:p>
      <text:p text:style-name="Standard"><text:span text:style-name="Fonte_20_parág._20_padrão"><text:span text:style-name="T30"/></text:span></text:p>
      <text:p text:style-name="P18"/>
      <text:p text:style-name="P18"/>
      <text:p text:style-name="P18"/>
      <text:p text:style-name="P18"/>
      <text:p text:style-name="P42"><text:s/></text:p>
      <text:p text:style-name="P64"><text:bookmark-start text:name="__RefHeading__29_117254275"/><text:bookmark-start text:name="RFXX001"/><text:span text:style-name="Fonte_20_parág._20_padrão"><text:span text:style-name="T11">[UC01]</text:span></text:span><text:bookmark-end text:name="RFXX001"/><text:span text:style-name="Fonte_20_parág._20_padrão"><text:span text:style-name="T5">Manter 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Ator(es):</text:p>
          </table:table-cell>
          <table:table-cell table:style-name="Tabela4.B1" office:value-type="string">
            <text:p text:style-name="P47">Funcionário</text:p>
          </table:table-cell>
        </table:table-row>
      </table:table>
      <text:p text:style-name="Filling_20_instruction"/>
      <text:p text:style-name="P48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8"><text:soft-page-break/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49"><text:tab/><text:tab/><text:tab/>Conexão com o banco de dados.</text:p>
      <text:p text:style-name="P48"><text:span text:style-name="Fonte_20_parág._20_padrão"><text:span text:style-name="T23">Pós-condições: <text:tab/></text:span></text:span><text:span text:style-name="Fonte_20_parág._20_padrão"><text:span text:style-name="T5">usuário adicionado ao banco de dados do sistema.</text:span></text:span></text:p>
      <text:p text:style-name="P49"><text:tab/><text:tab/><text:tab/>usuário removido do banco de dados do sistema.</text:p>
      <text:p text:style-name="P51">Fluxo principal:</text:p>
      <text:p text:style-name="P56">1 - O sistema exibe tela inicial com as opções disponíveis:</text:p>
      <text:p text:style-name="P52"><text:tab/>1.1 - “Cadastrar usuário”.</text:p>
      <text:p text:style-name="P52"><text:tab/>1.2 - “Consultar usuário”.</text:p>
      <text:p text:style-name="P52"><text:tab/>1.3 - “Alterar usuário”.</text:p>
      <text:p text:style-name="P52"><text:tab/>1.4 - “Excluir usuário”.</text:p>
      <text:p text:style-name="P52"/>
      <text:p text:style-name="P52"><text:tab/>Variante 1.1: “Cadastrar usuário”:</text:p>
      <text:p text:style-name="P52"><text:tab/> <text:s text:c="7"/>(1.1.1) O sistema solicita os dados do usuário.</text:p>
      <text:p text:style-name="P52"><text:tab/> <text:s text:c="7"/>(1.1.2) O Funcionário preenche os campos com os dados do usuário: [FA01].</text:p>
      <text:p text:style-name="P14"><text:tab/><text:tab/>(1.1.3) O sistema verifica os campos preenchidos <text:s/>e valida os dados: [FE02] [FE01].</text:p>
      <text:p text:style-name="P14"><text:tab/><text:tab/>(1.1.4) O Funcionário cadastra o usuá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usuário”:</text:p>
      <text:p text:style-name="P14"><text:tab/><text:tab/>(1.2.1) O sistema solicita os dados do usuário.</text:p>
      <text:p text:style-name="P14"><text:tab/><text:tab/>(1.2.2) O Funcionário preenche os dados solicitados no sistema.</text:p>
      <text:p text:style-name="P14"><text:tab/><text:tab/>(1.2.3) O Funcionário consulta o usuário através do botão consultar.</text:p>
      <text:p text:style-name="P14"><text:tab/><text:tab/>(1.2.4) O sistema apresenta uma lista com os nomes dos usuários: [FA02].</text:p>
      <text:p text:style-name="P14"><text:tab/><text:tab/>(1.2.5) O Funcionário seleciona um nome da lista.</text:p>
      <text:p text:style-name="P14"><text:tab/><text:tab/>(1.2.6) O sistema exibe as informações do usuário (nome, telefone, cpf e <text:tab/><text:tab/><text:tab/><text:tab/><text:tab/>endereço).</text:p>
      <text:p text:style-name="P14"/>
      <text:p text:style-name="P14"><text:tab/>Variante 1.3: “Alterar usuári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usuário”:</text:p>
      <text:p text:style-name="P14"><text:tab/><text:tab/>(1.4.1) &lt;&lt;Include&gt;&gt;[VA1.2].</text:p>
      <text:p text:style-name="P14"><text:tab/><text:tab/>(1.4.2) O Funcionário exclui o usuário através do <text:span text:style-name="T50">bota-o</text:span> 'excluir'.</text:p>
      <text:p text:style-name="P14"><text:tab/><text:tab/>(1.4.3) O sistema informa <text:span text:style-name="T50">exclusão</text:span> feita com sucesso.</text:p>
      <text:p text:style-name="P57"/>
      <text:p text:style-name="P57">2 - O Funcionário escolhe uma opção.</text:p>
      <text:p text:style-name="P14">3 - O sistema retorna a etapa 1.</text:p>
      <text:p text:style-name="P9">Fluxos alternativos:</text:p>
      <text:p text:style-name="P57">[FA01] Buscar CEP:</text:p>
      <text:p text:style-name="P56"><text:soft-page-break/>1 - O Funcionário informa cidade desejada.</text:p>
      <text:p text:style-name="P56">2 - O sistema retorna o CEP procurado.</text:p>
      <text:p text:style-name="P56">3 - O sistema retorna para ao passo [1.1.2] do fluxo principal solicitando novos dados.</text:p>
      <text:p text:style-name="P57"/>
      <text:p text:style-name="P57">[FA02] usuário não cadastrado:</text:p>
      <text:p text:style-name="P56">1 - &lt;&lt;include&gt;&gt; [VA 1.1]</text:p>
      <text:p text:style-name="P9">Fluxos de erro:</text:p>
      <text:p text:style-name="P57">[FE01] usuário já cadastrado:</text:p>
      <text:p text:style-name="P56">1 - O sistema exibe mensagem informado o nome e a ID do usuário.</text:p>
      <text:p text:style-name="P56">2 - O Funcionário confirma a tela.</text:p>
      <text:p text:style-name="P56">3 - O sistema retorna para ao passo [1.1.3] do fluxo principal solicitando novos dados.</text:p>
      <text:p text:style-name="P57"/>
      <text:p text:style-name="P57">[FE02] Dados inválidos:</text:p>
      <text:p text:style-name="P56">1 - O sistema informa os campos com os dados inválidos.</text:p>
      <text:p text:style-name="P56">2 - O Funcionário altera os valores incorretos.</text:p>
      <text:p text:style-name="P56">3 - O sistema retorna para a etapa [1.1.3] do fluxo principal solicitando novos dados.</text:p>
      <text:p text:style-name="P43"/>
      <text:p text:style-name="P43"/>
      <text:p text:style-name="P64"><text:bookmark-start text:name="__RefHeading__1528_844320639"/><text:bookmark-start text:name="RFXX0012"/><text:span text:style-name="Fonte_20_parág._20_padrão"><text:span text:style-name="T11">[UC0</text:span></text:span><text:span text:style-name="Fonte_20_parág._20_padrão"><text:span text:style-name="T12">2</text:span></text:span><text:span text:style-name="Fonte_20_parág._20_padrão"><text:span text:style-name="T11">]</text:span></text:span><text:bookmark-end text:name="RFXX0012"/><text:span text:style-name="Fonte_20_parág._20_padrão"><text:span text:style-name="T5">Manter </text:span></text:span><text:span text:style-name="Fonte_20_parág._20_padrão"><text:span text:style-name="T19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Ator(es):</text:p>
          </table:table-cell>
          <table:table-cell table:style-name="Tabela5.B1" office:value-type="string">
            <text:p text:style-name="P47">Funcionário</text:p>
          </table:table-cell>
        </table:table-row>
      </table:table>
      <text:p text:style-name="Filling_20_instruction"/>
      <text:p text:style-name="P48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8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49"><text:tab/><text:tab/><text:tab/>Conexão com o banco de dados.</text:p>
      <text:p text:style-name="P48"><text:span text:style-name="Fonte_20_parág._20_padrão"><text:span text:style-name="T23">Pós-condições: <text:tab/></text:span></text:span><text:span text:style-name="Fonte_20_parág._20_padrão"><text:span text:style-name="T5">usuário adicionado ao banco de dados do sistema.</text:span></text:span></text:p>
      <text:p text:style-name="P49"><text:tab/><text:tab/><text:tab/>usuário removido do banco de dados do sistema.</text:p>
      <text:p text:style-name="P51">Fluxo principal:</text:p>
      <text:p text:style-name="P56">1 - O sistema exibe tela inicial com as opções disponíveis:</text:p>
      <text:p text:style-name="P52"><text:tab/>1.1 - “Cadastrar Funcionário”.</text:p>
      <text:p text:style-name="P52"><text:tab/>1.2 - “Consultar Funcionário”.</text:p>
      <text:p text:style-name="P52"><text:tab/>1.3 - “Alterar Funcionário”.</text:p>
      <text:p text:style-name="P52"><text:tab/>1.4 - “Excluir Funcionário”.</text:p>
      <text:p text:style-name="P52"/>
      <text:p text:style-name="P52"><text:tab/>Variante 1.1: “Cadastrar Funcionário”:</text:p>
      <text:p text:style-name="P52"><text:tab/><text:tab/>(1.1.1) O sistema solicita os dados do Funcionário.</text:p>
      <text:p text:style-name="P52"><text:tab/><text:tab/>(1.1.2) O Funcionário preenche os campos com os dados do Funcionário: [FA01].</text:p>
      <text:p text:style-name="P14"><text:tab/><text:tab/>(1.1.3) O sistema verifica os campos preenchidos <text:s/>e valida os dados: [FE02] [FE01].</text:p>
      <text:p text:style-name="P14"><text:tab/><text:tab/>(1.1.4) O Funcionário cadastra o Funcioná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Funcionário”:</text:p>
      <text:p text:style-name="P14"><text:soft-page-break/><text:tab/><text:tab/>(1.2.1) O sistema solicita os dados do Funcionário.</text:p>
      <text:p text:style-name="P14"><text:tab/><text:tab/>(1.2.2) O Funcionário preenche os dados solicitados no sistema.</text:p>
      <text:p text:style-name="P14"><text:tab/><text:tab/>(1.2.3) O Funcionário consulta o usuário através do botão consultar.</text:p>
      <text:p text:style-name="P14"><text:tab/><text:tab/>(1.2.4) O sistema apresenta uma lista com os nomes dos Funcionários: [FA02].</text:p>
      <text:p text:style-name="P14"><text:tab/><text:tab/>(1.2.5) O Funcionário seleciona um nome da lista.</text:p>
      <text:p text:style-name="P14"><text:tab/><text:tab/>(1.2.6) O sistema exibe as informações do Funcionário (nome, telefone, cpf e <text:tab/><text:tab/><text:tab/><text:tab/><text:tab/>endereço, carteira de trabalho e <text:span text:style-name="T51">função</text:span>).</text:p>
      <text:p text:style-name="P14"/>
      <text:p text:style-name="P14"><text:tab/>Variante 1.3: “Alterar Funcionári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Funcionário”:</text:p>
      <text:p text:style-name="P14"><text:tab/><text:tab/>(1.4.1) &lt;&lt;Include&gt;&gt;[VA1.2].</text:p>
      <text:p text:style-name="P14"><text:tab/><text:tab/>(1.4.2) O Funcionário exclui o Funcionário através do <text:span text:style-name="T51">botão</text:span> 'excluir'.</text:p>
      <text:p text:style-name="P14"><text:tab/><text:tab/>(1.4.3) O sistema informa <text:span text:style-name="T51">exclusão</text:span> feita com sucesso.</text:p>
      <text:p text:style-name="P57"/>
      <text:p text:style-name="P57">2 - O Funcionário escolhe uma opção.</text:p>
      <text:p text:style-name="P14">3 - O sistema retorna a etapa 1.</text:p>
      <text:p text:style-name="P9">Fluxos alternativos:</text:p>
      <text:p text:style-name="P57">[FA01] Buscar CEP:</text:p>
      <text:p text:style-name="P56">1 - O Funcionário informa cidade desejada.</text:p>
      <text:p text:style-name="P56">2 - O sistema retorna o CEP procurado.</text:p>
      <text:p text:style-name="P56">3 - O sistema retorna para ao passo [1.1.2] do fluxo principal solicitando novos dados.</text:p>
      <text:p text:style-name="P57"/>
      <text:p text:style-name="P57">[FA02] Funcionário não cadastrado:</text:p>
      <text:p text:style-name="P56">1 - &lt;&lt;include&gt;&gt; [VA 1.1]</text:p>
      <text:p text:style-name="P9">Fluxos de erro:</text:p>
      <text:p text:style-name="P57">[FE01] Funcionário já cadastrado:</text:p>
      <text:p text:style-name="P56">1 - O sistema exibe mensagem informado o nome e a ID do Funcionário.</text:p>
      <text:p text:style-name="P56">2 - O Funcionário confirma a tela.</text:p>
      <text:p text:style-name="P56">3 - O sistema retorna para ao passo [1.1.3] do fluxo principal solicitando novos dados.</text:p>
      <text:p text:style-name="P57"/>
      <text:p text:style-name="P57">[FE02] Dados inválidos:</text:p>
      <text:p text:style-name="P56">1 - O sistema informa os campos com os dados inválidos.</text:p>
      <text:p text:style-name="P56">2 - O Funcionário altera os valores incorretos.</text:p>
      <text:p text:style-name="P56">3 - O sistema retorna para a etapa [1.1.3] do fluxo principal solicitando novos dados.</text:p>
      <text:p text:style-name="P43"/>
      <text:p text:style-name="P64"><text:bookmark-start text:name="__RefHeading__1530_844320639"/><text:bookmark-start text:name="RFXX0011"/><text:soft-page-break/><text:span text:style-name="Fonte_20_parág._20_padrão"><text:span text:style-name="T11">[UC0</text:span></text:span><text:span text:style-name="Fonte_20_parág._20_padrão"><text:span text:style-name="T12">3</text:span></text:span><text:span text:style-name="Fonte_20_parág._20_padrão"><text:span text:style-name="T11">]</text:span></text:span><text:bookmark-end text:name="RFXX0011"/><text:span text:style-name="Fonte_20_parág._20_padrão"><text:span text:style-name="T5">Manter </text:span></text:span><text:span text:style-name="Fonte_20_parág._20_padrão"><text:span text:style-name="T19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Ator(es):</text:p>
          </table:table-cell>
          <table:table-cell table:style-name="Tabela6.B1" office:value-type="string">
            <text:p text:style-name="P47">Funcionário</text:p>
          </table:table-cell>
        </table:table-row>
      </table:table>
      <text:p text:style-name="Filling_20_instruction"/>
      <text:p text:style-name="P48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8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49"><text:tab/><text:tab/><text:tab/>Conexão com o banco de dados.</text:p>
      <text:p text:style-name="P48"><text:span text:style-name="Fonte_20_parág._20_padrão"><text:span text:style-name="T23">Pós-condições: <text:tab/></text:span></text:span><text:span text:style-name="Fonte_20_parág._20_padrão"><text:span text:style-name="T5">autor adicionado ao banco de dados do sistema.</text:span></text:span></text:p>
      <text:p text:style-name="P49"><text:tab/><text:tab/><text:tab/>autor removido do banco de dados do sistema.</text:p>
      <text:p text:style-name="P51">Fluxo principal:</text:p>
      <text:p text:style-name="P56">1 - O sistema exibe tela inicial com as opções disponíveis:</text:p>
      <text:p text:style-name="P52"><text:tab/>1.1 - “Cadastrar <text:span text:style-name="T32">autor</text:span>”.</text:p>
      <text:p text:style-name="P53"><text:tab/>1.2 - “Consultar <text:span text:style-name="T31">autor</text:span>.</text:p>
      <text:p text:style-name="P53"><text:tab/>1.3 - “Alterar <text:span text:style-name="T32">autor</text:span>”.</text:p>
      <text:p text:style-name="P53"><text:tab/>1.4 - “Excluir <text:span text:style-name="T31">autor</text:span>”.</text:p>
      <text:p text:style-name="P52"/>
      <text:p text:style-name="P53"><text:tab/>Variante 1.1: “Cadastrar <text:span text:style-name="T31">autor</text:span>”:</text:p>
      <text:p text:style-name="P52"><text:tab/> <text:s text:c="6"/>(1.1.1) O sistema solicita os dados do <text:span text:style-name="T32">autor</text:span>.</text:p>
      <text:p text:style-name="P52"><text:tab/> <text:s text:c="6"/>(1.1.2) O <text:span text:style-name="T32">funcionário</text:span> preenche os campos com os dados do <text:span text:style-name="T32">autor</text:span> [FA01].</text:p>
      <text:p text:style-name="P14"><text:tab/><text:tab/>(1.1.3) O sistema verifica os campos preenchidos <text:s/>e valida os dados: <text:s/>[FE02] [FE01].</text:p>
      <text:p text:style-name="P14"><text:tab/><text:tab/>(1.1.4) O <text:span text:style-name="T32">funcionário</text:span> cadastra o <text:span text:style-name="T32">autor</text:span>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autor”:</text:p>
      <text:p text:style-name="P14"><text:tab/><text:tab/>(1.2.1) O sistema solicita os dados do autor.</text:p>
      <text:p text:style-name="P14"><text:tab/><text:tab/>(1.2.2) O <text:span text:style-name="T32">funcionário</text:span> preenche os dados solicitados no sistema.</text:p>
      <text:p text:style-name="P14"><text:tab/><text:tab/>(1.2.3) O <text:span text:style-name="T32">funcionário</text:span> consulta o usuário através do botão consultar.</text:p>
      <text:p text:style-name="P14"><text:tab/><text:tab/>(1.2.4) O sistema apresenta uma lista com <text:span text:style-name="T32">dados</text:span> dos autor<text:span text:style-name="T32">e</text:span>s.</text:p>
      <text:p text:style-name="P14"><text:tab/><text:tab/>(1.2.5) O <text:span text:style-name="T32">funcionário</text:span> seleciona um autor da lista.</text:p>
      <text:p text:style-name="P14"><text:tab/><text:tab/>(1.2.6) O sistema exibe as informações do autor (<text:span text:style-name="T33">nome</text:span>, <text:span text:style-name="T33">id</text:span>).</text:p>
      <text:p text:style-name="P14"/>
      <text:p text:style-name="P14"><text:tab/>Variante 1.3: “Alterar autor”:</text:p>
      <text:p text:style-name="P14"><text:tab/><text:tab/>(1.3.1) &lt;&lt;Include&gt;&gt;[VA1.2].</text:p>
      <text:p text:style-name="P14"><text:tab/><text:tab/>(1.3.2) O <text:span text:style-name="T32">funcionário</text:span> preenche os campos com os novos dados à serem <text:tab/><text:tab/><text:tab/><text:tab/><text:tab/>alterados.</text:p>
      <text:p text:style-name="P14"><text:tab/><text:tab/>(1.3.3) O <text:span text:style-name="T32">funcionário</text:span> salva suas <text:span text:style-name="T32">alterações</text:span> <text:span text:style-name="T32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autor”:</text:p>
      <text:p text:style-name="P14"><text:tab/><text:tab/>(1.4.1) &lt;&lt;Include&gt;&gt;[VA1.2].</text:p>
      <text:p text:style-name="P14"><text:tab/><text:tab/>(1.4.2) O <text:span text:style-name="T32">funcionário</text:span> exclui o autor <text:span text:style-name="T32">através</text:span> do <text:span text:style-name="T32">botão</text:span> 'excluir'.</text:p>
      <text:p text:style-name="P14"><text:tab/><text:tab/>(1.4.3) O sistema informa <text:span text:style-name="T32">exclusão</text:span> feita com sucesso.</text:p>
      <text:p text:style-name="P57"><text:soft-page-break/></text:p>
      <text:p text:style-name="P57">2 - O <text:span text:style-name="T32">Funcionário</text:span> escolhe uma opção.</text:p>
      <text:p text:style-name="P14">3 - O sistema retorna a etapa 1.</text:p>
      <text:p text:style-name="P9">Fluxos alternativos:</text:p>
      <text:p text:style-name="P57">[FA01] Buscar <text:span text:style-name="T32">autor</text:span>:</text:p>
      <text:p text:style-name="P56">1 - &lt;&lt;include&gt;&gt; [UC01] variante 1.2.</text:p>
      <text:p text:style-name="P56">2 - O sistema retorna dados procurados.</text:p>
      <text:p text:style-name="P56">3 - O sistema retorna para ao passo [1.1.2].</text:p>
      <text:p text:style-name="P9">Fluxos de erro:</text:p>
      <text:p text:style-name="P57">[FE01] autor já cadastrado:</text:p>
      <text:p text:style-name="P56">1 - O sistema exibe mensagem informado <text:span text:style-name="T32">o nome </text:span><text:s/>e <text:span text:style-name="T32">o</text:span> ID do autor.</text:p>
      <text:p text:style-name="P56">2 - O <text:span text:style-name="T32">funcionário</text:span> confirma a tela.</text:p>
      <text:p text:style-name="P56">3 - O sistema retorna para ao passo [1.1.3] do fluxo principal solicitando novos dados.</text:p>
      <text:p text:style-name="P57"/>
      <text:p text:style-name="P57">[FE02] Dados <text:span text:style-name="T32">inválidos</text:span>:</text:p>
      <text:p text:style-name="P56">1 - O sistema informa os campos com os dados <text:span text:style-name="T32">inválidos.</text:span></text:p>
      <text:p text:style-name="P56">2 - O <text:span text:style-name="T32">funcionário</text:span> altera os valores incorretos.</text:p>
      <text:p text:style-name="P56">3 - O sistema retorna para a etapa [1.1.3] do fluxo principal solicitando novos dados.</text:p>
      <text:p text:style-name="P43"/>
      <text:p text:style-name="P64"><text:bookmark-start text:name="__RefHeading__1532_844320639"/><text:bookmark-start text:name="RFXX00111"/><text:span text:style-name="Fonte_20_parág._20_padrão"><text:span text:style-name="T11">[UC0</text:span></text:span><text:span text:style-name="Fonte_20_parág._20_padrão"><text:span text:style-name="T12">4</text:span></text:span><text:span text:style-name="Fonte_20_parág._20_padrão"><text:span text:style-name="T11">]</text:span></text:span><text:bookmark-end text:name="RFXX00111"/><text:span text:style-name="Fonte_20_parág._20_padrão"><text:span text:style-name="T5">Manter </text:span></text:span><text:span text:style-name="Fonte_20_parág._20_padrão"><text:span text:style-name="T15">editora</text:span></text:span><text:span text:style-name="Fonte_20_parág._20_padrão"><text:span text:style-name="T5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Ator(es):</text:p>
          </table:table-cell>
          <table:table-cell table:style-name="Tabela7.B1" office:value-type="string">
            <text:p text:style-name="P46">Funcionário</text:p>
          </table:table-cell>
        </table:table-row>
      </table:table>
      <text:p text:style-name="Filling_20_instruction"/>
      <text:p text:style-name="P48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8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6">apresentação.</text:span></text:span></text:p>
      <text:p text:style-name="P49"><text:tab/><text:tab/><text:tab/><text:span text:style-name="T33">Conexão</text:span> com o banco de dados.</text:p>
      <text:p text:style-name="P48"><text:span text:style-name="Fonte_20_parág._20_padrão"><text:span text:style-name="T23">Pós-condições: <text:tab/></text:span></text:span><text:span text:style-name="Fonte_20_parág._20_padrão"><text:span text:style-name="T5">editora adicionado ao banco de dados do sistema.</text:span></text:span></text:p>
      <text:p text:style-name="P49"><text:tab/><text:tab/><text:tab/>editora removido do banco de dados do sistema.</text:p>
      <text:p text:style-name="P51">Fluxo principal:</text:p>
      <text:p text:style-name="P56">1 - O sistema exibe tela inicial com as opções <text:span text:style-name="T33">disponíveis</text:span>:</text:p>
      <text:p text:style-name="P52"><text:tab/>1.1 - “Cadastrar editora”.</text:p>
      <text:p text:style-name="P52"><text:tab/>1.2 - “Consultar editora”.</text:p>
      <text:p text:style-name="P52"><text:tab/>1.3 - “Alterar editora”.</text:p>
      <text:p text:style-name="P52"><text:tab/>1.4 - “Excluir editora”.</text:p>
      <text:p text:style-name="P52"/>
      <text:p text:style-name="P52"><text:tab/>Variante 1.1: “Cadastrar editora”:</text:p>
      <text:p text:style-name="P52"><text:tab/> <text:s text:c="6"/>(1.1.1) O sistema solicita os dados d<text:span text:style-name="T32">a</text:span> editora.</text:p>
      <text:p text:style-name="P52"><text:tab/> <text:s text:c="6"/>(1.1.2) O <text:span text:style-name="T32">funcionário</text:span> preenche os campos com os dados d<text:span text:style-name="T32">a</text:span> editora.</text:p>
      <text:p text:style-name="P14"><text:tab/><text:tab/>(1.1.3) O sistema verifica os campos preenchidos <text:s/>e valida os dados: <text:s/>[FE02] [FE01].</text:p>
      <text:p text:style-name="P14"><text:tab/> <text:s text:c="13"/>(1.1.4) O <text:span text:style-name="T32">funcionário</text:span> cadastra <text:span text:style-name="T32">a editora</text:span>.</text:p>
      <text:p text:style-name="P14"><text:tab/> <text:s text:c="13"/>(1.1.5) O sistema informa que o cadastro feito com sucesso. <text:s text:c="5"/><text:tab/></text:p>
      <text:p text:style-name="P14"/>
      <text:p text:style-name="P14"><text:soft-page-break/><text:tab/>Variante 1.2: “Consultar editora”:</text:p>
      <text:p text:style-name="P14"><text:tab/><text:tab/>(1.2.1) O sistema solicita os dados d<text:span text:style-name="T32">a </text:span>editora.</text:p>
      <text:p text:style-name="P14"><text:tab/><text:tab/>(1.2.2) O <text:span text:style-name="T32">funcionário</text:span> preenche os dados solicitados no sistema.</text:p>
      <text:p text:style-name="P14"><text:tab/><text:tab/>(1.2.3) O <text:span text:style-name="T32">funcionário</text:span> consulta <text:span text:style-name="T32">a </text:span>editora através do botão consultar.</text:p>
      <text:p text:style-name="P14"><text:tab/><text:tab/>(1.2.4) O sistema apresenta uma lista com editoras pesquisados.</text:p>
      <text:p text:style-name="P14"><text:tab/><text:tab/>(1.2.5) O <text:span text:style-name="T32">funcionário</text:span> seleciona um<text:span text:style-name="T32">a</text:span> editora da lista.</text:p>
      <text:p text:style-name="P14"><text:tab/><text:tab/>(1.2.6) O sistema exibe as informações d<text:span text:style-name="T32">a</text:span> editora<text:span text:style-name="T33">(nome, endereço)</text:span>.</text:p>
      <text:p text:style-name="P14"/>
      <text:p text:style-name="P14"><text:tab/>Variante 1.3: “Alterar editora”:</text:p>
      <text:p text:style-name="P14"><text:tab/><text:tab/>(1.3.1) &lt;&lt;Include&gt;&gt;[VA1.2].</text:p>
      <text:p text:style-name="P14"><text:tab/><text:tab/>(1.3.2) O <text:span text:style-name="T32">funcionário</text:span> preenche os campos com os novos dados à serem <text:tab/><text:tab/><text:tab/><text:tab/><text:tab/>alterados.</text:p>
      <text:p text:style-name="P14"><text:tab/><text:tab/>(1.3.3) O <text:span text:style-name="T33">funcionário</text:span> salva suas <text:span text:style-name="T33">alterações</text:span> <text:span text:style-name="T33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<text:span text:style-name="T33">funcionário</text:span> exclui <text:span text:style-name="T33">a editora</text:span> <text:span text:style-name="T33">através</text:span> do <text:span text:style-name="T33">botão</text:span> 'excluir'.</text:p>
      <text:p text:style-name="P14"><text:tab/><text:tab/>(1.4.3) O sistema informa <text:span text:style-name="T33">exclusão</text:span> feita com sucesso.</text:p>
      <text:p text:style-name="P57"/>
      <text:p text:style-name="P57">2 - O <text:span text:style-name="T33">Funcionário</text:span> escolhe uma opção.</text:p>
      <text:p text:style-name="P14">3 - O sistema retorna a etapa 1.</text:p>
      <text:p text:style-name="P9">Fluxos alternativos:</text:p>
      <text:p text:style-name="P57"/>
      <text:p text:style-name="P9">Fluxos de erro:</text:p>
      <text:p text:style-name="P57">[FE01] editora já cadastrad<text:span text:style-name="T33">a</text:span>:</text:p>
      <text:p text:style-name="P56">1 - O sistema exibe mensagem informado a <text:span text:style-name="T33">descrição</text:span> e <text:span text:style-name="T33">o</text:span> ID <text:span text:style-name="T33">da editora</text:span>.</text:p>
      <text:p text:style-name="P56">2 - O <text:span text:style-name="T33">funcionário</text:span> confirma a tela.</text:p>
      <text:p text:style-name="P56">3 - O sistema retorna para ao passo [1.1.3] do fluxo principal solicitando novos dados.</text:p>
      <text:p text:style-name="P57"/>
      <text:p text:style-name="P57">[FE02] Dados <text:span text:style-name="T33">inválidos</text:span>:</text:p>
      <text:p text:style-name="P56">1 - O sistema informa os campos com os dados <text:span text:style-name="T33">inválidos.</text:span></text:p>
      <text:p text:style-name="P56">2 - O <text:span text:style-name="T33">funcionário</text:span> altera os valores incorretos.</text:p>
      <text:p text:style-name="P56">3 - O sistema retorna para a etapa [1.1.3] do fluxo principal solicitando novos dados.</text:p>
      <text:p text:style-name="P43"/>
      <text:p text:style-name="P64"><text:bookmark-start text:name="__RefHeading__1534_844320639"/><text:bookmark-start text:name="RFXX001111"/><text:span text:style-name="Fonte_20_parág._20_padrão"><text:span text:style-name="T11">[UC0</text:span></text:span><text:span text:style-name="Fonte_20_parág._20_padrão"><text:span text:style-name="T12">5</text:span></text:span><text:span text:style-name="Fonte_20_parág._20_padrão"><text:span text:style-name="T11">]</text:span></text:span><text:bookmark-end text:name="RFXX001111"/><text:span text:style-name="Fonte_20_parág._20_padrão"><text:span text:style-name="T5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Ator(es):</text:p>
          </table:table-cell>
          <table:table-cell table:style-name="Tabela8.B1" office:value-type="string">
            <text:p text:style-name="P45">Funcionário</text:p>
          </table:table-cell>
        </table:table-row>
      </table:table>
      <text:p text:style-name="Filling_20_instruction"/>
      <text:p text:style-name="P48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8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49"><text:tab/><text:tab/><text:tab/>Conexão com o banco de dados.</text:p>
      <text:p text:style-name="P48"><text:soft-page-break/><text:span text:style-name="Fonte_20_parág._20_padrão"><text:span text:style-name="T23">Pós-condições: <text:tab/></text:span></text:span><text:span text:style-name="Fonte_20_parág._20_padrão"><text:span text:style-name="T5">livro adicionado ao banco de dados do sistema.</text:span></text:span></text:p>
      <text:p text:style-name="P49"><text:tab/><text:tab/><text:tab/>livro removido do banco de dados do sistema.</text:p>
      <text:p text:style-name="P51">Fluxo principal:</text:p>
      <text:p text:style-name="P56">1 - O sistema exibe tela inicial com as opções disponíveis:</text:p>
      <text:p text:style-name="P52"><text:tab/>1.1 - “Cadastrar livro”.</text:p>
      <text:p text:style-name="P52"><text:tab/>1.2 - “Consultar livro”.</text:p>
      <text:p text:style-name="P52"><text:tab/>1.3 - “Alterar livro”.</text:p>
      <text:p text:style-name="P52"><text:tab/>1.4 - “Excluir livro”.</text:p>
      <text:p text:style-name="P52"/>
      <text:p text:style-name="P52"><text:tab/>Variante 1.1: “Cadastrar livro”:</text:p>
      <text:p text:style-name="P52"><text:tab/><text:tab/>(1.1.1) O sistema solicita os dados do editora.</text:p>
      <text:p text:style-name="P52"><text:tab/><text:tab/>(1.1.2) O Funcionário preenche os campos com os dados da livro.</text:p>
      <text:p text:style-name="P14"><text:tab/><text:tab/>(1.1.3) O sistema verifica os campos preenchidos <text:s/>e valida os dados: <text:s/>[FE02] [FE01].</text:p>
      <text:p text:style-name="P14"><text:tab/><text:tab/>(1.1.4) O Funcionário cadastra a livr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livro”:</text:p>
      <text:p text:style-name="P14"><text:tab/><text:tab/>(1.2.1) O sistema solicita os dados da livro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livros pesquisadas.</text:p>
      <text:p text:style-name="P14"><text:tab/><text:tab/>(1.2.5) O Funcionário seleciona uma livro da lista.</text:p>
      <text:p text:style-name="P14"><text:tab/><text:tab/>(1.2.6) O sistema exibe as informações da livro (<text:span text:style-name="T52">descrição</text:span>, quantidade).</text:p>
      <text:p text:style-name="P14"/>
      <text:p text:style-name="P14"><text:tab/>Variante 1.3: “Alterar livr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Funcionário exclui o editora através do <text:span text:style-name="T53">botão</text:span> 'excluir'.</text:p>
      <text:p text:style-name="P14"><text:tab/><text:tab/>(1.4.3) O sistema informa <text:span text:style-name="T53">exclusão</text:span> feita com sucesso.</text:p>
      <text:p text:style-name="P57"/>
      <text:p text:style-name="P57">2 - O Funcionário escolhe uma opção.</text:p>
      <text:p text:style-name="P14">3 - O sistema retorna a etapa 1.</text:p>
      <text:p text:style-name="P9">Fluxos alternativos:</text:p>
      <text:p text:style-name="P57"/>
      <text:p text:style-name="P9">Fluxos de erro:</text:p>
      <text:p text:style-name="P57">[FE01] livro já cadastrada:</text:p>
      <text:p text:style-name="P56"><text:soft-page-break/>1 - O sistema exibe mensagem informado a <text:span text:style-name="T53">descrição</text:span> e a ID da livro.</text:p>
      <text:p text:style-name="P56">2 - O Funcionário confirma a tela.</text:p>
      <text:p text:style-name="P56">3 - O sistema retorna para ao passo [1.1.3] do fluxo principal solicitando novos dados.</text:p>
      <text:p text:style-name="P57"/>
      <text:p text:style-name="P57">[FE02] Dados inválidos:</text:p>
      <text:p text:style-name="P56">1 - O sistema informa os campos com os dados inválidos.</text:p>
      <text:p text:style-name="P56">2 - O Funcionário altera os valores incorretos.</text:p>
      <text:p text:style-name="P56">3 - O sistema retorna para a etapa [1.1.3] do fluxo principal solicitando novos dados.</text:p>
      <text:p text:style-name="P44"><text:span text:style-name="Fonte_20_parág._20_padrão"><text:span text:style-name="T17"/></text:span></text:p>
      <text:p text:style-name="P58"/>
      <text:p text:style-name="P43"/>
      <text:p text:style-name="P64"><text:bookmark-start text:name="__RefHeading__1534_84432063911"/><text:bookmark-start text:name="RFXX00111111"/><text:span text:style-name="Fonte_20_parág._20_padrão"><text:span text:style-name="T11">[UC0</text:span></text:span><text:span text:style-name="Fonte_20_parág._20_padrão"><text:span text:style-name="T12">6</text:span></text:span><text:span text:style-name="Fonte_20_parág._20_padrão"><text:span text:style-name="T11">]</text:span></text:span><text:bookmark-end text:name="RFXX00111111"/><text:span text:style-name="Fonte_20_parág._20_padrão"><text:span text:style-name="T5">Manter </text:span></text:span><text:span text:style-name="Fonte_20_parág._20_padrão"><text:span text:style-name="T17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Ator(es):</text:p>
          </table:table-cell>
          <table:table-cell table:style-name="Tabela10.B1" office:value-type="string">
            <text:p text:style-name="P45">Funcionário</text:p>
          </table:table-cell>
        </table:table-row>
      </table:table>
      <text:p text:style-name="Filling_20_instruction"/>
      <text:p text:style-name="P48"><text:span text:style-name="Fonte_20_parág._20_padrão"><text:span text:style-name="T23">Descrição: </text:span></text:span><text:span text:style-name="Fonte_20_parág._20_padrão"><text:span text:style-name="T5">Gerencia as ordens de editora da empresa.</text:span></text:span></text:p>
      <text:p text:style-name="P48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49"><text:tab/><text:tab/><text:tab/>Conexão com o banco de dados.</text:p>
      <text:p text:style-name="P48"><text:span text:style-name="Fonte_20_parág._20_padrão"><text:span text:style-name="T23">Pós-condições: <text:tab/></text:span></text:span><text:span text:style-name="Fonte_20_parág._20_padrão"><text:span text:style-name="T5">Ordem de editora adicionada ao banco de dados do sistema.</text:span></text:span></text:p>
      <text:p text:style-name="P49"><text:tab/><text:tab/><text:tab/>Ordem de editora <text:s/>atualizada no banco de dados do sistema.</text:p>
      <text:p text:style-name="P51">Fluxo principal:</text:p>
      <text:p text:style-name="P56">1 - O sistema exibe tela inicial com as opções disponíveis:</text:p>
      <text:p text:style-name="P52"><text:tab/>1.1 - “Nova ordem de editora”.</text:p>
      <text:p text:style-name="P52"><text:tab/>1.2 - “Consultar ordens de editora”.</text:p>
      <text:p text:style-name="P52"><text:tab/>1.3 - “Atualizar ordem de editora”.<text:tab/></text:p>
      <text:p text:style-name="P52"/>
      <text:p text:style-name="P52"><text:tab/>Variante 1.1: “Nova ordem de editora”:</text:p>
      <text:p text:style-name="P52"><text:tab/><text:tab/>(1.1.1) O sistema solicita os dados da ordem de editora.</text:p>
      <text:p text:style-name="P52"><text:tab/><text:tab/>(1.1.2) O Funcionário preenche os campos com os dados da ordem de editora (usuário, autor, <text:tab/><text:tab/><text:tab/>editoras, Funcionário).</text:p>
      <text:p text:style-name="P14"><text:tab/><text:tab/>(1.1.3) O sistema verifica os campos preenchidos <text:s/>e valida os dados: <text:s/>[FE01] [FE02] [FE03] <text:tab/><text:tab/><text:tab/>[FE04].</text:p>
      <text:p text:style-name="P14"><text:tab/><text:tab/>(1.1.4) O Funcionário cadastra a ordem de editora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dem de editora”:</text:p>
      <text:p text:style-name="P14"><text:tab/><text:tab/>(1.2.1) O sistema solicita os dados da pesquisa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ordens de editora pesquisadas.</text:p>
      <text:p text:style-name="P14"><text:tab/><text:tab/>(1.2.5) O Funcionário seleciona uma ordem de editora da lista.</text:p>
      <text:p text:style-name="P14"><text:tab/><text:tab/>(1.2.6) O sistema exibe as informações da ordem de editora (id, usuário, autor).</text:p>
      <text:p text:style-name="P14"/>
      <text:p text:style-name="P14"><text:soft-page-break/><text:tab/>Variante 1.3: “Atualizar ordem de editora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dicionados [FA01]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57">2 - O Funcionário escolhe uma opção.</text:p>
      <text:p text:style-name="P14">3 - O sistema retorna a etapa 1.</text:p>
      <text:p text:style-name="P9">Fluxos alternativos:</text:p>
      <text:p text:style-name="P57">[FA01] Remover editora:</text:p>
      <text:p text:style-name="P56">1 - Funcionário seleciona editora escolhido.</text:p>
      <text:p text:style-name="P52">2 - Sistema exibe tela confirmando <text:span text:style-name="T54">ação.</text:span></text:p>
      <text:p text:style-name="P52">3 - Funcionário confirma.</text:p>
      <text:p text:style-name="P52">4 - Retorna ao passo 1.3.2</text:p>
      <text:p text:style-name="P9">Fluxos de erro:</text:p>
      <text:p text:style-name="P57">[FE01] usuário não cadastrado:</text:p>
      <text:p text:style-name="P56">1 - O sistema exibe mensagem de erro.</text:p>
      <text:p text:style-name="P52">2 - &lt;&lt;include&gt;&gt; [UC01 VA1.1]</text:p>
      <text:p text:style-name="P52">3 - Retorna ao passo 1.1.2..</text:p>
      <text:p text:style-name="P57">[FE02] autor não cadastrado:</text:p>
      <text:p text:style-name="P56">1 - O sistema exibe mensagem de erro.</text:p>
      <text:p text:style-name="P52">2 - &lt;&lt;include&gt;&gt; [UC02 VA1.1]</text:p>
      <text:p text:style-name="P52">3 - Retorna ao passo 1.1.2.</text:p>
      <text:p text:style-name="P57"/>
      <text:p text:style-name="P57">[FE03] editora não cadastrado:</text:p>
      <text:p text:style-name="P56">1 - O sistema exibe mensagem de erro.</text:p>
      <text:p text:style-name="P52">2 - Retorna ao passo 1.1.2.</text:p>
      <text:p text:style-name="P57">[FE04] Funcionário não cadastrado:</text:p>
      <text:p text:style-name="P56">1 - O sistema exibe mensagem de erro.</text:p>
      <text:p text:style-name="P52">2 - Retorna ao pass<text:bookmark text:name="RFXX001111111"/><text:span text:style-name="T55">o 1.1.2</text:span></text:p>
      <text:p text:style-name="Filling_20_instruction"/>
      <text:p text:style-name="P48"><text:span text:style-name="Fonte_20_parág._20_padrão"><text:span text:style-name="T23">Descrição: </text:span></text:span><text:span text:style-name="Fonte_20_parág._20_padrão"><text:span text:style-name="T5">Gerencia os orçamentos criados pela empresa.</text:span></text:span></text:p>
      <text:p text:style-name="P48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49"><text:tab/><text:tab/><text:tab/>Conexão com o banco de dados.</text:p>
      <text:p text:style-name="P48"><text:span text:style-name="Fonte_20_parág._20_padrão"><text:span text:style-name="T23">Pós-condições: </text:span></text:span><text:span text:style-name="Fonte_20_parág._20_padrão"><text:span text:style-name="T23"><text:tab/></text:span></text:span><text:span text:style-name="Fonte_20_parág._20_padrão"><text:span text:style-name="T5">Orçamento adicionado ao banco de dados do sistema.</text:span></text:span></text:p>
      <text:p text:style-name="P49"><text:tab/><text:tab/><text:tab/></text:p>
      <text:p text:style-name="P51">Fluxo principal:</text:p>
      <text:p text:style-name="P56">1 - O sistema exibe tela inicial com as opções disponíveis:</text:p>
      <text:p text:style-name="P52"><text:tab/>1.1 - “Novo orçamento”.</text:p>
      <text:p text:style-name="P52"><text:tab/>1.2 - “Consultar orçamento”.</text:p>
      <text:p text:style-name="P52"/>
      <text:p text:style-name="P52"><text:soft-page-break/><text:tab/>Variante 1.1: “Novo orçamento”:</text:p>
      <text:p text:style-name="P52"><text:tab/><text:tab/>(1.1.1) O sistema solicita os dados da ordem de editora.[FA01]</text:p>
      <text:p text:style-name="P52"><text:tab/><text:tab/>(1.1.2) O Funcionário preenche os campos com os dados do orçamento (usuário, autor, <text:tab/><text:tab/><text:tab/><text:tab/>editoras).</text:p>
      <text:p text:style-name="P14"><text:tab/><text:tab/>(1.1.3) O sistema verifica os campos preenchidos <text:s/>e valida os dados: <text:s/>[FE01] [FE02] [FE03].</text:p>
      <text:p text:style-name="P14"><text:tab/><text:tab/>(1.1.4) O Funcionário cadastra orçament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çamento”:</text:p>
      <text:p text:style-name="P14"><text:tab/><text:tab/>(1.2.1) O sistema solicita os dados da pesquisa.</text:p>
      <text:p text:style-name="P14"><text:tab/><text:tab/>(1.2.2) O <text:span text:style-name="T39">funcionário</text:span> preenche os dados solicitados no sistema.</text:p>
      <text:p text:style-name="P14"><text:tab/><text:tab/>(1.2.3) O <text:span text:style-name="T39">funcionário</text:span> consulta o editora através do botão consultar.</text:p>
      <text:p text:style-name="P14"><text:tab/><text:tab/>(1.2.4) O sistema apresenta uma lista com ordens de editora pesquisadas.</text:p>
      <text:p text:style-name="P14"><text:tab/><text:tab/>(1.2.5) O <text:span text:style-name="T39">funcionário</text:span> seleciona uma ordem de editora da lista.</text:p>
      <text:p text:style-name="P14"><text:tab/><text:tab/>(1.2.6) O sistema exibe as informações da ordem de orçamento (id, usuário, autor).</text:p>
      <text:p text:style-name="P14"/>
      <text:p text:style-name="P57">2 - O Funcionário escolhe uma opção.</text:p>
      <text:p text:style-name="P14">3 - O sistema retorna a etapa 1.</text:p>
      <text:p text:style-name="P9">Fluxos alternativos:</text:p>
      <text:p text:style-name="P57">[FA01] Clonar orçamento:</text:p>
      <text:p text:style-name="P56">1 - &lt;&lt;include&gt;&gt; [VA1.2].</text:p>
      <text:p text:style-name="P52">2 - Sistema exibe tela confirmando <text:span text:style-name="T39">ação.</text:span></text:p>
      <text:p text:style-name="P52">3 - <text:span text:style-name="T39">Funcionário</text:span> altera orçamento[FA02] [FA03].</text:p>
      <text:p text:style-name="P52">4 - Retorna ao passo 1.1.2</text:p>
      <text:p text:style-name="P57">[FA02] Remover editora:</text:p>
      <text:p text:style-name="P56">1 - <text:span text:style-name="T39">Funcionário</text:span> seleciona editora escolhido.</text:p>
      <text:p text:style-name="P52">2 - Sistema exibe tela confirmando <text:span text:style-name="T56">ação.</text:span></text:p>
      <text:p text:style-name="P52">3 - <text:span text:style-name="T39">Funcionário</text:span> confirma.</text:p>
      <text:p text:style-name="P52">4 - Retorna ao passo [FA01.3].</text:p>
      <text:p text:style-name="P14">[FA03] Adiciona editora:</text:p>
      <text:p text:style-name="Filling_20_instruction"><text:span text:style-name="T18">1 - </text:span>Funcionário<text:span text:style-name="T18"> adiciona editora.</text:span></text:p>
      <text:p text:style-name="P52"/>
      <text:p text:style-name="P55"/>
      <text:p text:style-name="P64"><text:bookmark-start text:name="__RefHeading__1534_8443206391111"/><text:bookmark-start text:name="RFXX0011111111"/><text:span text:style-name="Fonte_20_parág._20_padrão"><text:span text:style-name="T11">[</text:span></text:span><text:a xlink:type="simple" xlink:href="#RFXX0011111111"><text:span text:style-name="Fonte_20_parág._20_padrão"><text:span text:style-name="T46">UC0</text:span></text:span></text:a><text:a xlink:type="simple" xlink:href="#RFXX0011111111"><text:span text:style-name="Fonte_20_parág._20_padrão"><text:span text:style-name="T48">7</text:span></text:span></text:a><text:span text:style-name="Fonte_20_parág._20_padrão"><text:span text:style-name="T11">]</text:span></text:span><text:bookmark-end text:name="RFXX0011111111"/><text:span text:style-name="Fonte_20_parág._20_padrão"><text:span text:style-name="T13">C</text:span></text:span><text:span text:style-name="Fonte_20_parág._20_padrão"><text:span text:style-name="T11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Ator(es):</text:p>
          </table:table-cell>
          <table:table-cell table:style-name="Tabela12.B1" office:value-type="string">
            <text:p text:style-name="P60">Funcionário</text:p>
          </table:table-cell>
        </table:table-row>
      </table:table>
      <text:p text:style-name="Filling_20_instruction"/>
      <text:p text:style-name="P48"><text:span text:style-name="Fonte_20_parág._20_padrão"><text:span text:style-name="T23">Descrição: </text:span></text:span><text:span text:style-name="Fonte_20_parág._20_padrão"><text:span text:style-name="T5">Permite consultas por usuário, autor e </text:span></text:span><text:span text:style-name="Fonte_20_parág._20_padrão"><text:span text:style-name="T19">funcionário</text:span></text:span><text:span text:style-name="Fonte_20_parág._20_padrão"><text:span text:style-name="T5"> no banco de dados.</text:span></text:span></text:p>
      <text:p text:style-name="P48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9">apresentação.</text:span></text:span></text:p>
      <text:p text:style-name="P49"><text:tab/><text:tab/><text:tab/><text:span text:style-name="T39">Conexão</text:span> com o banco de dados.</text:p>
      <text:p text:style-name="P50">Pós-condições: <text:tab/></text:p>
      <text:p text:style-name="P49"><text:tab/><text:tab/><text:tab/></text:p>
      <text:p text:style-name="P51"><text:soft-page-break/>Fluxo principal:</text:p>
      <text:p text:style-name="P56">1 - O sistema exibe tela inicial com as opções <text:span text:style-name="T39">disponíveis</text:span>:</text:p>
      <text:p text:style-name="P52"><text:tab/>1.1 - “Consulta por usuário”.</text:p>
      <text:p text:style-name="P52"><text:tab/>1.2 - “Consulta por autor”.</text:p>
      <text:p text:style-name="P52"><text:tab/>1.3 - “Consulta por Funcionário”.</text:p>
      <text:p text:style-name="P52"/>
      <text:p text:style-name="P52"><text:tab/>Variante 1.1: “Consulta por usuário”:</text:p>
      <text:p text:style-name="P52"><text:tab/> <text:s text:c="6"/>(1.1.1) O sistema solicita usuário a ser pesquisado.</text:p>
      <text:p text:style-name="P52"><text:tab/> <text:s text:c="6"/>(1.1.2) O Funcionário informa usuário desejado &lt;&lt;extends&gt;&gt;[UC01 VA1.2]</text:p>
      <text:p text:style-name="P14"><text:tab/><text:tab/>(1.1.3) O sistema lista todas as ordens de editora criadas para o usuário.</text:p>
      <text:p text:style-name="P14"><text:tab/><text:tab/>(1.1.4) O Funcionário escolhe uma ordem de editora.</text:p>
      <text:p text:style-name="P14"><text:tab/><text:tab/>(1.1.5) O sistema exibe ordem de editora completa.. <text:s text:c="5"/><text:tab/></text:p>
      <text:p text:style-name="P52"/>
      <text:p text:style-name="P52"><text:tab/>Variante 1.2: “Consulta por autor”:</text:p>
      <text:p text:style-name="P52"><text:s text:c="23"/><text:span text:style-name="T43">(</text:span>1.2.1) O sistema solicita autor a ser pesquisado.</text:p>
      <text:p text:style-name="P52"><text:tab/> <text:s text:c="7"/>(1.2.2) O Funcionário informa autor desejado &lt;&lt;extends&gt;&gt;[UC02 VA1.2]</text:p>
      <text:p text:style-name="P14"><text:tab/><text:tab/>(1.2.3) O sistema lista todas as ordens de editora criadas para o autor.</text:p>
      <text:p text:style-name="P14"><text:tab/><text:tab/>(1.2.4) O Funcionário escolhe uma ordem de editora.</text:p>
      <text:p text:style-name="P14"><text:tab/><text:tab/>(1.2.5) O sistema exibe ordem de editora completa.</text:p>
      <text:p text:style-name="P14"/>
      <text:p text:style-name="P52"><text:tab/>Variante 1.2: “Consulta por Funcionário”:</text:p>
      <text:p text:style-name="P52"><text:tab/><text:tab/>(1.2.1) O sistema solicita Funcionário a ser pesquisado.</text:p>
      <text:p text:style-name="P52"><text:tab/><text:tab/>(1.2.2) O Funcionário informa autor desejado &lt;&lt;extends&gt;&gt;[UC03 VA1.2]</text:p>
      <text:p text:style-name="P14"><text:tab/><text:tab/>(1.2.3) O sistema lista todas as ordens de editora criadas para o Funcionário.</text:p>
      <text:p text:style-name="P14"><text:tab/><text:tab/>(1.2.4) O Funcionário escolhe uma ordem de editora.</text:p>
      <text:p text:style-name="P14"><text:tab/><text:tab/>(1.2.5) O sistema exibe ordem de editora completa.</text:p>
      <text:p text:style-name="P14"/>
      <text:p text:style-name="P14"/>
      <text:p text:style-name="P57">2 - O <text:span text:style-name="T39">Funcionário</text:span> escolhe uma opção.</text:p>
      <text:p text:style-name="P14">3 - O sistema retorna a etapa 1.</text:p>
      <text:p text:style-name="P9">Fluxos alternativos:</text:p>
      <text:p text:style-name="P57"/>
      <text:p text:style-name="P9">Fluxos de erro:</text:p>
      <text:p text:style-name="P59"/>
      <text:p text:style-name="P64"><text:bookmark-start text:name="__RefHeading__1534_84432063911111"/><text:bookmark-start text:name="RFXX00111111111"/><text:span text:style-name="Fonte_20_parág._20_padrão"><text:span text:style-name="T11">[</text:span></text:span><text:a xlink:type="simple" xlink:href="#RFXX00111111111"><text:span text:style-name="Fonte_20_parág._20_padrão"><text:span text:style-name="T46">UC</text:span></text:span></text:a><text:a xlink:type="simple" xlink:href="#RFXX00111111111"><text:span text:style-name="Fonte_20_parág._20_padrão"><text:span text:style-name="T47">0</text:span></text:span></text:a><text:a xlink:type="simple" xlink:href="#RFXX00111111111"><text:span text:style-name="Fonte_20_parág._20_padrão"><text:span text:style-name="T48">8</text:span></text:span></text:a><text:span text:style-name="Fonte_20_parág._20_padrão"><text:span text:style-name="T11">]</text:span></text:span><text:bookmark-end text:name="RFXX00111111111"/><text:span text:style-name="Fonte_20_parág._20_padrão"><text:span text:style-name="T14">Relató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">Ator(es):</text:p>
          </table:table-cell>
          <table:table-cell table:style-name="Tabela13.B1" office:value-type="string">
            <text:p text:style-name="P47">Funcionário</text:p>
          </table:table-cell>
        </table:table-row>
      </table:table>
      <text:p text:style-name="Filling_20_instruction"/>
      <text:p text:style-name="P48"><text:span text:style-name="Fonte_20_parág._20_padrão"><text:span text:style-name="T23">Descrição: </text:span></text:span><text:span text:style-name="Fonte_20_parág._20_padrão"><text:span text:style-name="T5">Gera </text:span></text:span><text:span text:style-name="Fonte_20_parág._20_padrão"><text:span text:style-name="T19">relatórios</text:span></text:span><text:span text:style-name="Fonte_20_parág._20_padrão"><text:span text:style-name="T5"> por valor arrecadado no mês e livros não devolvidas.</text:span></text:span></text:p>
      <text:p text:style-name="P48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20">apresentação.</text:span></text:span></text:p>
      <text:p text:style-name="P49"><text:tab/><text:tab/><text:tab/><text:span text:style-name="T39">Conexão</text:span> com o banco de dados.</text:p>
      <text:p text:style-name="P50">Pós-condições: <text:tab/></text:p>
      <text:p text:style-name="P49"><text:soft-page-break/><text:tab/><text:tab/><text:tab/></text:p>
      <text:p text:style-name="P51">Fluxo principal:</text:p>
      <text:p text:style-name="P56">1 - O sistema exibe tela inicial com as opções <text:span text:style-name="T39">disponíveis</text:span>:</text:p>
      <text:p text:style-name="P54">1.1 - “<text:span text:style-name="T39">Relatório</text:span> <text:span text:style-name="T39">arrecadação</text:span> do por <text:span text:style-name="T39">mês</text:span>”</text:p>
      <text:p text:style-name="P54"><text:tab/>1.2 - “<text:span text:style-name="T56">Relatório</text:span> livros pendentes”.<text:tab/></text:p>
      <text:p text:style-name="P52"/>
      <text:p text:style-name="P52"><text:tab/>Variante 1.1: “<text:span text:style-name="T56">Relatório</text:span> <text:span text:style-name="T56">arrecadação</text:span> do por <text:span text:style-name="T56">més</text:span>”:</text:p>
      <text:p text:style-name="P52"><text:tab/><text:tab/>(1.1.1) O sistema solicita mês desejado.</text:p>
      <text:p text:style-name="P52"><text:tab/><text:tab/>(1.1.2) O Funcionário informa <text:span text:style-name="T56">mês</text:span> desejado.</text:p>
      <text:p text:style-name="P14"><text:tab/><text:tab/>(1.1.3) O sistema exibe os valores arrecadados por cada dia bem como o total do mês.</text:p>
      <text:p text:style-name="P14"><text:tab/><text:tab/></text:p>
      <text:p text:style-name="P52"><text:tab/>Variante 1.2: “<text:span text:style-name="T56">Relatório</text:span> livros pendentes”:</text:p>
      <text:p text:style-name="P52"><text:tab/><text:tab/>(1.2.1) O sistema exibe <text:span text:style-name="T40">lista de</text:span> <text:span text:style-name="T40">empréstimos</text:span> não devolvidos.</text:p>
      <text:p text:style-name="P14"/>
      <text:p text:style-name="P57"><text:s text:c="9"/>2 - O <text:span text:style-name="T40">Funcionário</text:span> escolhe uma opção.</text:p>
      <text:p text:style-name="P14"><text:s text:c="9"/>3 <text:s/>- O sistema retorna a etapa 1.</text:p>
      <text:p text:style-name="P9">Fluxos alternativos:</text:p>
      <text:p text:style-name="P57"/>
      <text:p text:style-name="P9">Fluxos de erro: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creation-date>2013-06-19T19:07:14.68</meta:creation-date>
    <meta:editing-cycles>22</meta:editing-cycles>
    <meta:editing-duration>PT1H33M21S</meta:editing-duration>
    <dc:date>2013-06-19T21:00:58</dc:date>
    <dc:creator>fabio </dc:creator>
    <meta:document-statistic meta:table-count="11" meta:image-count="0" meta:object-count="0" meta:page-count="19" meta:paragraph-count="538" meta:word-count="3775" meta:character-count="24727" meta:non-whitespace-character-count="20603"/>
    <meta:user-defined meta:name="Informações 1"/>
    <meta:user-defined meta:name="Informações 2"/>
    <meta:user-defined meta:name="Informações 3"/>
    <meta:user-defined meta:name="Informações 4"/>
  </office:meta>
</office:document-meta>
</file>